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BasedTask.getLabelID( View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BasedTask.setForced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configureRootStarteamFold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reeBasedTask.getAsOf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getRootLocal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setPreloadFileInformation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logAsOf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asedTask.getIDofLabelInU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asedTask.isUsingView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isPreloadFile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get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findLabel( View v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eeBasedTask.setRootLocalFolder( String rootLocal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logInclu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asedTask.setExcludes( String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_setAsOfDateFormat( String asOfDateForm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asedTask._setAsOfDate( String asOf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asedTask.setRecursive(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matchPatterns( String patterns , String p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BasedTask.getViewConfiguredByDate( View ra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UnmatchedFileMap.removeControlledItem( java . io . File local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BasedTas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BasedTask.isFor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_setLabel( String lab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BasedTask.setIncludes( String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isRecurs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atchedFileMap.init( java . io . File localFolder , Folder remoteFo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eeBasedTask.shouldProcess( String 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asedTask.getLabelIn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logLab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BasedTask.getFullRepositoryPath( com . starbase . starteam . File remo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BasedTask.ge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isUsingRevision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logExclu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BasedTask.setRootStarteamFolder( String rootStarteam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getRootStarteam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BasedTask.getLocalRootMapping( Folder starteamrootfo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